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2:52:45.94180506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3.2$Linux_X86_64 LibreOffice_project/e14c9fdd1f585efcbb2c5363087a99d20928d522</meta:generator>
  </office:meta>
</office:document-meta>
</file>